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3">
      <style:text-properties fo:language="sv" fo:country="SE"/>
    </style:style>
    <style:style style:name="P4" style:family="paragraph" style:parent-style-name="Text_20_body">
      <style:paragraph-properties>
        <style:tab-stops>
          <style:tab-stop style:position="3.731cm"/>
        </style:tab-stops>
      </style:paragraph-properties>
      <style:text-properties fo:language="sv" fo:country="SE"/>
    </style:style>
    <style:style style:name="P5" style:family="paragraph" style:parent-style-name="Text_20_body" style:list-style-name="L2">
      <style:text-properties fo:language="sv" fo:country="SE"/>
    </style:style>
    <style:style style:name="P6" style:family="paragraph" style:parent-style-name="Text_20_body">
      <style:paragraph-properties>
        <style:tab-stops>
          <style:tab-stop style:position="3.731cm"/>
        </style:tab-stops>
      </style:paragraph-properties>
    </style:style>
    <style:style style:name="P7" style:family="paragraph" style:parent-style-name="Text_20_body" style:list-style-name="L3">
      <style:text-properties fo:font-style="normal" style:font-style-asian="normal" style:font-style-complex="normal"/>
    </style:style>
    <style:style style:name="P8" style:family="paragraph" style:parent-style-name="Text_20_body">
      <style:paragraph-properties>
        <style:tab-stops>
          <style:tab-stop style:position="3.731cm"/>
        </style:tab-stops>
      </style:paragraph-properties>
    </style:style>
    <style:style style:name="P9" style:family="paragraph" style:parent-style-name="Text_20_body" style:list-style-name="L3">
      <style:paragraph-properties fo:padding="0.074cm" fo:border-left="none" fo:border-right="none" fo:border-top="none" fo:border-bottom="0.002cm solid #000000" style:join-border="false"/>
    </style:style>
    <style:style style:name="T1" style:family="text">
      <style:text-properties fo:language="sv" fo:country="SE"/>
    </style:style>
    <style:style style:name="T2" style:family="text">
      <style:text-properties fo:language="sv" fo:country="SE" fo:font-style="italic" style:font-style-asian="italic" style:font-style-complex="italic"/>
    </style:style>
    <style:style style:name="T3" style:family="text">
      <style:text-properties fo:language="sv" fo:country="SE"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b Queue – Case study</text:h>
      <text:h text:style-name="Heading_20_2" text:outline-level="2"><text:bookmark text:name="__RefHeading__3_155638017"/>Abbreviations<text:bookmark-end text:name="__RefHeading__3_155638017"/></text:h>
      <text:p text:style-name="P4">Base<text:tab/>Main base / queen ant / stockpile area</text:p>
      <text:p text:style-name="P6">Accessible <text:span text:style-name="T1">(block)<text:tab/>If that specific node is accessible from main base or not – will probably be based on a special solution with one graph always knowing the shortest path from base to that node and what parent node to walk to in order to reach base (which in turns holds a link to parent …)</text:span></text:p>
      <text:p text:style-name="P6"><text:span text:style-name="T1">available ant<text:tab/>If the ant is available / idle / not currently working</text:span></text:p>
      <text:p text:style-name="P6"><text:span text:style-name="T1">job queue<text:tab/>the queue of jobs</text:span></text:p>
      <text:p text:style-name="P6"><text:span text:style-name="T1">block id<text:tab/>the unique identifier for each block</text:span></text:p>
      <text:h text:style-name="Heading_20_1" text:outline-level="1">What needs to be addressed</text:h>
      <text:list xml:id="list42612089" text:style-name="L2">
        <text:list-item>
          <text:p text:style-name="P1">Probably needs to be able to do a broad estimate on how long time it will take for an ant to finish a job (very broad estimate, finish with current job + distance * walkspeed + execute time).</text:p>
          <text:list>
            <text:list-item>
              <text:p text:style-name="P1">Good part, if we add "skills and level-up system" this can differ from each ant depending on their stats</text:p>
            </text:list-item>
            <text:list-item>
              <text:p text:style-name="P1">Clean solution without extra work</text:p>
            </text:list-item>
          </text:list>
        </text:list-item>
        <text:list-item>
          <text:p text:style-name="P1">Also needs an actual narrow estimate when we are about to schedule it which does take into account the actual pathfinding route</text:p>
        </text:list-item>
        <text:list-item>
          <text:p text:style-name="P5">A job probably needs some kind of priority so we know how to treat it (just namedropping some things used in JIRA <text:span text:style-name="T4">(bug handling system) </text:span><text:span text:style-name="T5">and how I think we can treat those levels in game</text:span>)</text:p>
          <text:list>
            <text:list-item>
              <text:p text:style-name="P5"><text:span text:style-name="T6">Blocker</text:span> / <text:span text:style-name="T6">Critical</text:span> / Major / Normal / Minor / Trivial</text:p>
              <text:list>
                <text:list-item>
                  <text:p text:style-name="P5">Blocker – needs to be looked on by everyone to see if ”can I solve this ASAP or help solve this somehow” (we are under attack by Terminator! / Every ant is starving to DEATH and we are lacking food generators/processors – in order to get it we need 100 gold and someone to transport the gold to main base and then build a processing unit... <text:span text:style-name="T4">(every job in that chain will probably be a blocker and could contain multiple ants maybe doing one dig and then dieing or help with transporting the gold back to base by doing part of the transport)</text:span>!)</text:p>
                </text:list-item>
                <text:list-item>
                  <text:p text:style-name="P5">Critical – needs to be looked on by everyone to see if ”can I solve this or help solve this” (Food is becoming really low, and we are negative in food generated, this food generator could solve that)!)</text:p>
                </text:list-item>
                <text:list-item>
                  <text:p text:style-name="P5">Major – higher prio than normal (Something that has impact for other ants, maybe to build a food processing plant and food surplus is currently negative and supplies kinda low but not critical)</text:p>
                </text:list-item>
                <text:list-item>
                  <text:p text:style-name="P5">Normal – default</text:p>
                </text:list-item>
                <text:list-item>
                  <text:p text:style-name="P5">Minor – building more food generators when we have a healthy stock and net gain is positive</text:p>
                </text:list-item>
              </text:list>
            </text:list-item>
          </text:list>
        </text:list-item>
      </text:list>
      <text:h text:style-name="Heading_20_2" text:outline-level="2"><text:soft-page-break/>Scenario – Mine a block</text:h>
      <text:list xml:id="list20232062" text:style-name="L3">
        <text:list-item>
          <text:p text:style-name="P2">Activation – user clicks on a block</text:p>
        </text:list-item>
        <text:list-item>
          <text:p text:style-name="P2">Deactivation – user clicks on same block</text:p>
        </text:list-item>
        <text:list-item>
          <text:p text:style-name="P9"><text:span text:style-name="T1">Generate an event which is picked up by AI-controller</text:span></text:p>
        </text:list-item>
        <text:list-item>
          <text:p text:style-name="P2"><text:span text:style-name="T1">if deselected – if there are any mining jobs linked to </text:span><text:span text:style-name="T2">block id</text:span><text:span text:style-name="T3"> remove them</text:span></text:p>
        </text:list-item>
        <text:list-item>
          <text:p text:style-name="P2"><text:span text:style-name="T1">Create a job – linked to a </text:span><text:span text:style-name="T2">block id</text:span></text:p>
        </text:list-item>
        <text:list-item>
          <text:p text:style-name="P2"><text:span text:style-name="T1">if target node is </text:span><text:span text:style-name="T2">accessible – naive solution</text:span></text:p>
          <text:list>
            <text:list-item>
              <text:p text:style-name="P7"><text:span text:style-name="T1">if there are available ants</text:span></text:p>
              <text:list>
                <text:list-item>
                  <text:p text:style-name="P2">Query each a<text:span text:style-name="T1">vailable </text:span>ant and ask for information like "how long do you think it will take you to complete this task" (probably wise to provide them with info : given that your travel time there would be x seconds)</text:p>
                  <text:list>
                    <text:list-item>
                      <text:p text:style-name="P3"><text:span text:style-name="T4">Finish your current job</text:span> <text:span text:style-name="T4">+ queued jobs</text:span> + walk there + finish task</text:p>
                    </text:list-item>
                    <text:list-item>
                      <text:p text:style-name="P2">This could therefore be cheated in the broad <text:span text:style-name="T1">phase with cheated distance or using some other method</text:span></text:p>
                    </text:list-item>
                  </text:list>
                </text:list-item>
                <text:list-item>
                  <text:p text:style-name="P3">give the job to the ant with lowest estimate</text:p>
                </text:list-item>
              </text:list>
            </text:list-item>
            <text:list-item>
              <text:p text:style-name="P3">else (no available ants)</text:p>
              <text:list>
                <text:list-item>
                  <text:p text:style-name="P3">queue the job in work pool</text:p>
                </text:list-item>
              </text:list>
            </text:list-item>
          </text:list>
        </text:list-item>
        <text:list-item>
          <text:p text:style-name="P2"><text:span text:style-name="T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8M30S</meta:editing-duration>
    <meta:editing-cycles>16</meta:editing-cycles>
    <meta:generator>OpenOffice.org/3.3$Win32 OpenOffice.org_project/330m20$Build-9567</meta:generator>
    <dc:date>2013-12-07T00:35:41.88</dc:date>
    <dc:creator>Daniel Dahlkvist</dc:creator>
    <meta:document-statistic meta:table-count="0" meta:image-count="0" meta:object-count="0" meta:page-count="2" meta:paragraph-count="33" meta:word-count="609" meta:character-count="3099"/>
    <meta:user-defined meta:name="Info 1"/>
    <meta:user-defined meta:name="Info 2"/>
    <meta:user-defined meta:name="Info 3"/>
    <meta:user-defined meta:name="Info 4"/>
  </office:meta>
</office:document-meta>
</file>